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83CCEB" style:repeat-content="false"/>
      <style:paragraph-properties fo:text-align="center"/>
      <style:text-properties fo:color="#44B3E1"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#83CCEB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E49ED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F1A983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otation-angle="33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9.73666666666667cm"/>
    </style:style>
    <style:style style:name="ro1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ant_diagram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4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2"/>
          <table:table-cell office:value-type="date" office:date-value="2025-12-10T00:00:00" table:style-name="ce3">
            <text:p>2025.12.10</text:p>
          </table:table-cell>
          <table:table-cell office:value-type="date" office:date-value="2025-12-11T00:00:00" table:formula="of:=[.D2]+1" table:style-name="ce4">
            <text:p>2025.12.11</text:p>
          </table:table-cell>
          <table:table-cell office:value-type="date" office:date-value="2025-12-12T00:00:00" table:formula="of:=[.E2]+1" table:style-name="ce4">
            <text:p>2025.12.12</text:p>
          </table:table-cell>
          <table:table-cell office:value-type="date" office:date-value="2025-12-13T00:00:00" table:formula="of:=[.F2]+1" table:style-name="ce4">
            <text:p>2025.12.13</text:p>
          </table:table-cell>
          <table:table-cell office:value-type="date" office:date-value="2025-12-14T00:00:00" table:formula="of:=[.G2]+1" table:style-name="ce4">
            <text:p>2025.12.14</text:p>
          </table:table-cell>
          <table:table-cell office:value-type="date" office:date-value="2025-12-15T00:00:00" table:formula="of:=[.H2]+1" table:style-name="ce4">
            <text:p>2025.12.15</text:p>
          </table:table-cell>
          <table:table-cell office:value-type="date" office:date-value="2025-12-16T00:00:00" table:formula="of:=[.I2]+1" table:style-name="ce4">
            <text:p>2025.12.16</text:p>
          </table:table-cell>
          <table:table-cell office:value-type="date" office:date-value="2025-12-17T00:00:00" table:formula="of:=[.J2]+1" table:style-name="ce5">
            <text:p>2025.12.17</text:p>
          </table:table-cell>
          <table:table-cell table:number-columns-repeated="16373"/>
        </table:table-row>
        <table:table-row table:style-name="ro1">
          <table:table-cell/>
          <table:table-cell table:number-columns-repeated="2" table:style-name="ce2"/>
          <table:table-cell office:value-type="string" table:style-name="ce6">
            <text:p>szerda</text:p>
          </table:table-cell>
          <table:table-cell office:value-type="string" table:style-name="ce7">
            <text:p>csütörtök</text:p>
          </table:table-cell>
          <table:table-cell office:value-type="string" table:style-name="ce7">
            <text:p>péntek</text:p>
          </table:table-cell>
          <table:table-cell office:value-type="string" table:style-name="ce7">
            <text:p>szombat</text:p>
          </table:table-cell>
          <table:table-cell office:value-type="string" table:style-name="ce7">
            <text:p>vasárnap</text:p>
          </table:table-cell>
          <table:table-cell office:value-type="string" table:style-name="ce7">
            <text:p>Hétfő</text:p>
          </table:table-cell>
          <table:table-cell office:value-type="string" table:style-name="ce7">
            <text:p>Kedd</text:p>
          </table:table-cell>
          <table:table-cell office:value-type="string" table:style-name="ce8">
            <text:p>szerda</text:p>
          </table:table-cell>
          <table:table-cell table:number-columns-repeated="16373"/>
        </table:table-row>
        <table:table-row table:style-name="ro1">
          <table:table-cell/>
          <table:table-cell table:style-name="ce9"/>
          <table:table-cell office:value-type="string" table:style-name="ce10">
            <text:p>Alex</text:p>
          </table:table-cell>
          <table:table-cell office:value-type="string" table:style-name="ce11">
            <text:p>Gantt Létrehozása</text:p>
          </table:table-cell>
          <table:table-cell table:style-name="ce12"/>
          <table:table-cell office:value-type="string" table:style-name="ce11">
            <text:p>Git hub feladat és saját branches létrehozása + tagfelvétel</text:p>
          </table:table-cell>
          <table:table-cell table:style-name="ce12"/>
          <table:table-cell office:value-type="string" table:style-name="ce11">
            <text:p>Kolodko élete esszé</text:p>
          </table:table-cell>
          <table:table-cell office:value-type="string" table:style-name="ce11">
            <text:p>Garfild esszé + 8kép kolodkó ról</text:p>
          </table:table-cell>
          <table:table-cell table:style-name="ce12"/>
          <table:table-cell office:value-type="string" table:number-columns-spanned="1" table:number-rows-spanned="3" table:style-name="ce17">
            <text:p>első határídő</text:p>
          </table:table-cell>
          <table:table-cell table:number-columns-repeated="16373"/>
        </table:table-row>
        <table:table-row table:style-name="ro1">
          <table:table-cell/>
          <table:table-cell table:style-name="ce13"/>
          <table:table-cell office:value-type="string" table:style-name="ce10">
            <text:p>Anton</text:p>
          </table:table-cell>
          <table:table-cell office:value-type="string" table:style-name="ce13">
            <text:p>SWOT<text:s/></text:p>
          </table:table-cell>
          <table:table-cell table:number-columns-repeated="5" table:style-name="ce2"/>
          <table:table-cell office:value-type="string" table:style-name="ce13">
            <text:p>Buvár és kulcs, balta, mekk elek,szomoru tank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table:style-name="ce14"/>
          <table:table-cell office:value-type="string" table:style-name="ce10">
            <text:p>Benkő</text:p>
          </table:table-cell>
          <table:table-cell table:style-name="ce15"/>
          <table:table-cell table:number-columns-repeated="5" table:style-name="ce16"/>
          <table:table-cell office:value-type="string" table:style-name="ce14">
            <text:p><text:s/>2 szobor esszé gant szerkesztés branches</text:p>
          </table:table-cell>
          <table:covered-table-cell/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title/>
    <dc:description/>
    <dc:subject/>
    <meta:initial-creator>Frankfurter Alex Béla</meta:initial-creator>
    <dc:creator>Frankfurter Alex Béla</dc:creator>
    <meta:creation-date>2025-11-17T16:42:13Z</meta:creation-date>
    <dc:date>2025-12-17T11:08:59Z</dc:date>
  </office:meta>
</office:document-meta>
</file>